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4de" officeooo:paragraph-rsid="000d84de"/>
    </style:style>
    <style:style style:name="P2" style:family="paragraph" style:parent-style-name="Standard">
      <style:text-properties officeooo:rsid="000d84de" officeooo:paragraph-rsid="000ed670"/>
    </style:style>
    <style:style style:name="P3" style:family="paragraph" style:parent-style-name="Standard">
      <style:text-properties fo:font-size="6pt" officeooo:rsid="000d84de" officeooo:paragraph-rsid="000d84de" style:font-size-asian="6pt" style:font-size-complex="6pt"/>
    </style:style>
    <style:style style:name="P4" style:family="paragraph" style:parent-style-name="Standard">
      <style:text-properties fo:font-size="6pt" officeooo:paragraph-rsid="000d84de" style:font-size-asian="6pt" style:font-size-complex="6pt"/>
    </style:style>
    <style:style style:name="P5" style:family="paragraph" style:parent-style-name="Standard">
      <style:text-properties officeooo:paragraph-rsid="000d84de"/>
    </style:style>
    <style:style style:name="P6" style:family="paragraph" style:parent-style-name="Standard">
      <style:text-properties fo:font-size="12pt" officeooo:rsid="000d84de" officeooo:paragraph-rsid="000d84de" style:font-size-asian="12pt" style:font-size-complex="12pt"/>
    </style:style>
    <style:style style:name="P7" style:family="paragraph" style:parent-style-name="Standard">
      <style:text-properties fo:font-size="12pt" officeooo:rsid="000d84de" officeooo:paragraph-rsid="000ed670" style:font-size-asian="12pt" style:font-size-complex="12pt"/>
    </style:style>
    <style:style style:name="P8" style:family="paragraph" style:parent-style-name="Standard">
      <style:text-properties fo:font-size="12pt" officeooo:rsid="000ed670" officeooo:paragraph-rsid="000ed670" style:font-size-asian="12pt" style:font-size-complex="12pt"/>
    </style:style>
    <style:style style:name="P9" style:family="paragraph" style:parent-style-name="Standard">
      <style:text-properties officeooo:rsid="000ed670" officeooo:paragraph-rsid="000ed670"/>
    </style:style>
    <style:style style:name="P10" style:family="paragraph" style:parent-style-name="Standard">
      <style:text-properties officeooo:rsid="000d84de" officeooo:paragraph-rsid="000d84de"/>
    </style:style>
    <style:style style:name="P11" style:family="paragraph" style:parent-style-name="Standard">
      <style:text-properties officeooo:rsid="000ed670" officeooo:paragraph-rsid="000ed670"/>
    </style:style>
    <style:style style:name="P12" style:family="paragraph" style:parent-style-name="Standard">
      <style:text-properties officeooo:rsid="000f86d0" officeooo:paragraph-rsid="000f86d0"/>
    </style:style>
    <style:style style:name="P13" style:family="paragraph" style:parent-style-name="Standard">
      <style:text-properties fo:font-variant="normal" fo:text-transform="none" fo:color="#414141" style:font-name="Consolas" fo:font-size="12pt" fo:letter-spacing="normal" fo:font-style="normal" fo:font-weight="normal" officeooo:rsid="000f86d0" officeooo:paragraph-rsid="000f8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Youtube link : <text:a xlink:type="simple" xlink:href="https://www.youtube.com/watch?v=2Pcy44-wtio" text:style-name="Internet_20_link" text:visited-style-name="Visited_20_Internet_20_Link">https://www.youtube.com/watch?v=2Pcy44-wtio</text:a></text:p>
      <text:p text:style-name="P9"/>
      <text:p text:style-name="P12">===============================</text:p>
      <text:p text:style-name="P12">rename file name</text:p>
      <text:p text:style-name="P13">mv -T current_name new_name</text:p>
      <text:p text:style-name="P9">===============================</text:p>
      <text:p text:style-name="P9">Module install</text:p>
      <text:p text:style-name="P9">sudo apt-get install pip</text:p>
      <text:p text:style-name="P9">sudo apt-get install flask</text:p>
      <text:p text:style-name="P9">sudo apt-get install apache2</text:p>
      <text:p text:style-name="P9">sudo apt-get install </text:p>
      <text:p text:style-name="P9">sudo apt install libapache2-mod-wsgi-py3</text:p>
      <text:p text:style-name="P9"/>
      <text:p text:style-name="P9">===============================</text:p>
      <text:p text:style-name="P1">Apache2 config</text:p>
      <text:p text:style-name="P1">etc/apache2/sites-available/000-default.conf</text:p>
      <text:p text:style-name="P1">000-default.conf file</text:p>
      <text:p text:style-name="P3">&lt;VirtualHost *:80&gt;</text:p>
      <text:p text:style-name="P3"><text:s/># The ServerName directive sets the request scheme, hostname and port th&gt;</text:p>
      <text:p text:style-name="P3"><text:s/># the server uses to identify itself. This is used when creating</text:p>
      <text:p text:style-name="P3"><text:s/># redirection URLs. In the context of virtual hosts, the ServerName</text:p>
      <text:p text:style-name="P3"><text:s/># specifies what hostname must appear in the request's Host: header to</text:p>
      <text:p text:style-name="P3"><text:s/># match this virtual host. For the default virtual host (this file) this</text:p>
      <text:p text:style-name="P3"><text:s/># value is not decisive as it is used as a last resort host regardless.</text:p>
      <text:p text:style-name="P3"><text:s/># However, you must set it for any further virtual host explicitly.</text:p>
      <text:p text:style-name="P3"><text:s/>#ServerName www.example.com</text:p>
      <text:p text:style-name="P3"/>
      <text:p text:style-name="P3">ServerAdmin webmaster@localhost</text:p>
      <text:p text:style-name="P3"><text:s/>#DocumentRoot /var/www/html</text:p>
      <text:p text:style-name="P3"/>
      <text:p text:style-name="P3">WSGIScriptAlias / /var/www/html/life-logging-system/app.wsgi</text:p>
      <text:p text:style-name="P3">&lt;Directory /var/www/html/life-logging-system&gt;</text:p>
      <text:p text:style-name="P3">Order allow,deny</text:p>
      <text:p text:style-name="P3">Allow from all</text:p>
      <text:p text:style-name="P3">&lt;/Directory&gt;</text:p>
      <text:p text:style-name="P3"/>
      <text:p text:style-name="P3"><text:s/># Available loglevels: trace8, ..., trace1, debug, info, notice, warn,</text:p>
      <text:p text:style-name="P3"><text:s/># error, crit, alert, emerg.</text:p>
      <text:p text:style-name="P3"><text:s/># It is also possible to configure the loglevel for particular</text:p>
      <text:p text:style-name="P3"><text:s/># modules, e.g.</text:p>
      <text:p text:style-name="P3"><text:s/>#LogLevel info ssl:warn</text:p>
      <text:p text:style-name="P3"/>
      <text:p text:style-name="P3">ErrorLog ${APACHE_LOG_DIR}/error.log</text:p>
      <text:p text:style-name="P3">CustomLog ${APACHE_LOG_DIR}/access.log combined</text:p>
      <text:p text:style-name="P3"/>
      <text:p text:style-name="P3"><text:s/># For most configuration files from conf-available/, which are</text:p>
      <text:p text:style-name="P3"><text:s/># enabled or disabled at a global level, it is possible to</text:p>
      <text:p text:style-name="P3"><text:s/># include a line for only one particular virtual host. For example the</text:p>
      <text:p text:style-name="P3"><text:s/># following line enables the CGI configuration for this host only</text:p>
      <text:p text:style-name="P3"><text:s/># after it has been globally disabled with "a2disconf".</text:p>
      <text:p text:style-name="P3"><text:s/>#Include conf-available/serve-cgi-bin.conf</text:p>
      <text:p text:style-name="P3">&lt;/VirtualHost&gt;</text:p>
      <text:p text:style-name="P3"/>
      <text:p text:style-name="P3"># vim: syntax=apache ts=4 sw=4 sts=4 sr noet</text:p>
      <text:p text:style-name="P3"/>
      <text:p text:style-name="P6">-----------------------------------------------------</text:p>
      <text:p text:style-name="P1">var/www/html/life-logging-system/app.wsgi</text:p>
      <text:p text:style-name="P1">app.wsgi file</text:p>
      <text:p text:style-name="P4">import sys</text:p>
      <text:p text:style-name="P4"/>
      <text:p text:style-name="P4">sys.path.insert(0, "/var/www/html/life-logging-system")</text:p>
      <text:p text:style-name="P4"/>
      <text:p text:style-name="P4">from init import app as application</text:p>
      <text:p text:style-name="P5">-----------------------------------------------------</text:p>
      <text:p text:style-name="P1">var/www/html/life-logging-system/init.py</text:p>
      <text:p text:style-name="P1">init.py file</text:p>
      <text:p text:style-name="P3">from flask import Flask, render_template</text:p>
      <text:p text:style-name="P3"/>
      <text:p text:style-name="P3">app = Flask(__name__)</text:p>
      <text:p text:style-name="P3"/>
      <text:p text:style-name="P3">@app.route('/')</text:p>
      <text:p text:style-name="P3">def home():</text:p>
      <text:p text:style-name="P3">return render_template("index.html")</text:p>
      <text:p text:style-name="P3"/>
      <text:p text:style-name="P3">@app.route('/&lt;userid&gt;')</text:p>
      <text:p text:style-name="P3"><text:soft-page-break/>def getlog(userid):</text:p>
      <text:p text:style-name="P3">return f'{userid}: drink beer'</text:p>
      <text:p text:style-name="P7">-----------------------------------------------------</text:p>
      <text:p text:style-name="P6">var/www/html/life-logging-system/templates/index.html</text:p>
      <text:p text:style-name="P6">index.html</text:p>
      <text:p text:style-name="P3">&lt;html&gt;</text:p>
      <text:p text:style-name="P3">&lt;head&gt;</text:p>
      <text:p text:style-name="P3">&lt;/head&gt;</text:p>
      <text:p text:style-name="P3">&lt;body&gt;</text:p>
      <text:p text:style-name="P3"/>
      <text:p text:style-name="P3">&lt;center&gt; &lt;hl&gt;Hello, this ls the Life logging system&lt;/hl&gt; &lt;/center&gt;</text:p>
      <text:p text:style-name="P3"/>
      <text:p text:style-name="P3">&lt;/body&gt;</text:p>
      <text:p text:style-name="P3">&lt;/html&gt;</text:p>
      <text:p text:style-name="P3"/>
      <text:p text:style-name="P8">===============================</text:p>
      <text:p text:style-name="P2">Apache2 restart command</text:p>
      <text:p text:style-name="P2">&gt;&gt;sudo service apache2 restart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9:27:53.545154891</meta:creation-date>
    <dc:date>2022-05-16T12:43:31.895850007</dc:date>
    <meta:editing-duration>PT18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6" meta:word-count="312" meta:character-count="2683" meta:non-whitespace-character-count="2426"/>
  </office:meta>
</office:document-meta>
</file>